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81cm"/>
    </style:style>
    <style:style style:name="co2" style:family="table-column">
      <style:table-column-properties fo:break-before="auto" style:column-width="9.804cm"/>
    </style:style>
    <style:style style:name="co3" style:family="table-column">
      <style:table-column-properties fo:break-before="auto" style:column-width="7.198cm"/>
    </style:style>
    <style:style style:name="co4" style:family="table-column">
      <style:table-column-properties fo:break-before="auto" style:column-width="8.186cm"/>
    </style:style>
    <style:style style:name="co5" style:family="table-column">
      <style:table-column-properties fo:break-before="auto" style:column-width="2.646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3.844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5.265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2.157cm" fo:break-before="auto" style:use-optimal-row-height="false"/>
    </style:style>
    <style:style style:name="ro9" style:family="table-row">
      <style:table-row-properties style:row-height="2.895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1.21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0000" style:font-name="Calibri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Calib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5" table:number-columns-repeated="1019" table:default-cell-style-name="ce1"/>
        <table:table-row table:style-name="ro1">
          <table:table-cell table:style-name="ce2" office:value-type="string" calcext:value-type="string">
            <text:p>Numéro</text:p>
          </table:table-cell>
          <table:table-cell office:value-type="string" calcext:value-type="string">
            <text:p><text:s/>Code <text:s/>propriété</text:p>
          </table:table-cell>
          <table:table-cell office:value-type="string" calcext:value-type="string">
            <text:p><text:s/>Signiﬁcation 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Observa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 de service CH</text:p>
          </table:table-cell>
          <table:table-cell table:style-name="ce7" office:value-type="string" calcext:value-type="string" table:number-columns-spanned="1" table:number-rows-spanned="7">
            <text:p>Données non restituées en application du décret n° 2018-1350 du 28 décembre 2018</text:p>
          </table:table-cell>
          <table:table-cell office:value-type="string" calcext:value-type="string" table:number-columns-spanned="1" table:number-rows-spanned="7">
            <text:p>NULL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ference Document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 Articles CGI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 Articles CGI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 Articles CGI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 Articles CGI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 Articles CGI</text:p>
          </table:table-cell>
          <table:covered-table-cell table:number-columns-repeated="2"/>
          <table:table-cell table:number-columns-repeated="2"/>
          <table:table-cell table:style-name="ce6" table:number-columns-repeated="4"/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o disposition</text:p>
          </table:table-cell>
          <table:table-cell table:style-name="ce7" office:value-type="string" calcext:value-type="string">
            <text:p>Dans le cas des actes comprenant plusieurs mutations – appelées « dispositions » –, chacune d’entre elles est identifiée dans les fichiers par un numéro de disposition. Seules les dispositions concernant les mutations à titre onéreux sont restituées dans le fichier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leur fixée à 1, 2 ou 3</text:p>
          </table:table-cell>
          <table:table-cell/>
          <table:table-cell table:style-name="ce6" table:number-columns-repeated="4"/>
          <table:table-cell table:number-columns-repeated="101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ate mutation</text:p>
          </table:table-cell>
          <table:table-cell table:style-name="ce7" office:value-type="string" calcext:value-type="string">
            <text:p>Date de signature de l’acte (au format JJ/MM/AAAA) – Une restitution au format AAAA/MM/JJ (norme ISO 8601) est prévue à compter de la mise à jour d’octobre 2019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<text:span text:style-name="T3">format AAAA</text:span><text:span text:style-name="T4">-MM-JJ HH:MM:SS</text:span></text:p>
          </table:table-cell>
          <table:table-cell table:number-columns-repeated="3"/>
          <table:table-cell table:style-name="ce6" table:number-columns-repeated="2"/>
          <table:table-cell table:number-columns-repeated="101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Nature mutation</text:p>
          </table:table-cell>
          <table:table-cell table:style-name="ce7" office:value-type="string" calcext:value-type="string">
            <text:p>Vente, vente en l’état futur d’achèvement, vente de terrain à bâtir, adjudication, expropriation ou échang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Valeur « Vente » partout</text:p>
          </table:table-cell>
          <table:table-cell table:number-columns-repeated="3"/>
          <table:table-cell table:style-name="ce6" table:number-columns-repeated="2"/>
          <table:table-cell table:number-columns-repeated="101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Valeur fonciere</text:p>
          </table:table-cell>
          <table:table-cell table:style-name="ce7" office:value-type="string" calcext:value-type="string">
            <text:p>Il s’agit du montant ou de l’évaluation déclaré(e) dans le cadre d’une mutation à titre onéreux. La valeur foncière : • inclut : • les frais d’agence, s’ils sont à la charge du vendeur. • l’éventuelle TVA. • exclut : • les frais d’agence, s’ils sont à la charge de l’acquéreur. • les frais de notaires. • la valeur des biens meubles stipulée dans l’acte de mutation.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ce6" table:number-columns-repeated="2"/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 voie</text:p>
          </table:table-cell>
          <table:table-cell table:style-name="ce7" office:value-type="string" calcext:value-type="string">
            <text:p>Numéro dans la voi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ce6" table:number-columns-repeated="3"/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/T/Q</text:p>
          </table:table-cell>
          <table:table-cell table:style-name="ce7" office:value-type="string" calcext:value-type="string">
            <text:p>Indice de répétitio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Une lettre</text:p>
          </table:table-cell>
          <table:table-cell table:number-columns-repeated="3"/>
          <table:table-cell table:style-name="ce6" table:number-columns-repeated="3"/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de type de voie</text:p>
          </table:table-cell>
          <table:table-cell table:style-name="ce10"/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  <table:table-cell table:number-columns-repeated="3"/>
          <table:table-cell table:style-name="ce6" table:number-columns-repeated="2"/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ype de voie</text:p>
          </table:table-cell>
          <table:table-cell table:style-name="ce7" office:value-type="string" calcext:value-type="string">
            <text:p>Exemple : Rue, avenue, etc</text:p>
          </table:table-cell>
          <table:table-cell office:value-type="string" calcext:value-type="string">
            <text:p>VARCHAR</text:p>
          </table:table-cell>
          <table:table-cell table:number-columns-repeated="102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Code voie</text:p>
          </table:table-cell>
          <table:table-cell table:style-name="ce11" office:value-type="string" calcext:value-type="string">
            <text:p>Code Rivoli (répertoire informatisé codifiant, par commune, les voies, les lieuxdits et les ensembles immobiliers)</text:p>
          </table:table-cell>
          <table:table-cell office:value-type="string" calcext:value-type="string">
            <text:p>VARCHAR</text:p>
          </table:table-cell>
          <table:table-cell table:number-columns-repeated="1020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Voie</text:p>
          </table:table-cell>
          <table:table-cell table:style-name="ce7" office:value-type="string" calcext:value-type="string">
            <text:p>Libellé de la voie</text:p>
          </table:table-cell>
          <table:table-cell office:value-type="string" calcext:value-type="string">
            <text:p>VARCHAR</text:p>
          </table:table-cell>
          <table:table-cell table:number-columns-repeated="4"/>
          <table:table-cell table:style-name="ce6" table:number-columns-repeated="2"/>
          <table:table-cell table:number-columns-repeated="1014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Code ID commune</text:p>
          </table:table-cell>
          <table:table-cell table:style-name="ce7" office:value-type="string" calcext:value-type="string">
            <text:p>Identifiants uniques pour les commun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de postal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5 chiffres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mmune</text:p>
          </table:table-cell>
          <table:table-cell table:style-name="ce7" office:value-type="string" calcext:value-type="string">
            <text:p>Libellé de la commune</text:p>
          </table:table-cell>
          <table:table-cell office:value-type="string" calcext:value-type="string">
            <text:p>VARCHAR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de département</text:p>
          </table:table-cell>
          <table:table-cell table:style-name="ce7" office:value-type="string" calcext:value-type="string" table:number-columns-spanned="1" table:number-rows-spanned="5">
            <text:p>Référence cadastrale de la parcel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de commune</text:p>
          </table:table-cell>
          <table:covered-table-cell/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efixe de section</text:p>
          </table:table-cell>
          <table:covered-table-cell/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ction</text:p>
          </table:table-cell>
          <table:covered-table-cell/>
          <table:table-cell office:value-type="string" calcext:value-type="string">
            <text:p>VARCHAR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 plan</text:p>
          </table:table-cell>
          <table:covered-table-cell/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 volume</text:p>
          </table:table-cell>
          <table:table-cell/>
          <table:table-cell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<text:span text:style-name="T1">er</text:span> lot</text:p>
          </table:table-cell>
          <table:table-cell table:style-name="ce7" office:value-type="string" calcext:value-type="string" table:number-columns-spanned="1" table:number-rows-spanned="10">
            <text:p>Un lot de copropriété est constitué d’une partie privative (appartement, cave, etc.) et d’une quote-part de partie commune (tantièmes). Seuls les 5 premiers lots sont mentionnés. Si le nombre de lots est supérieur à 5, ils ne sont pas restitués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urface Carrez du 1er lot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eme lot</text:p>
          </table:table-cell>
          <table:covered-table-cell/>
          <table:table-cell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urface Carrez du 2eme lot</text:p>
          </table:table-cell>
          <table:covered-table-cell/>
          <table:table-cell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eme lot</text:p>
          </table:table-cell>
          <table:covered-table-cell/>
          <table:table-cell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rface Carrez du 3eme lot</text:p>
          </table:table-cell>
          <table:covered-table-cell/>
          <table:table-cell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eme lot</text:p>
          </table:table-cell>
          <table:covered-table-cell/>
          <table:table-cell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rface Carrez du 4eme lot</text:p>
          </table:table-cell>
          <table:covered-table-cell/>
          <table:table-cell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eme lot</text:p>
          </table:table-cell>
          <table:covered-table-cell/>
          <table:table-cell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urface Carrez du 5eme lot</text:p>
          </table:table-cell>
          <table:covered-table-cell/>
          <table:table-cell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mbre de lots</text:p>
          </table:table-cell>
          <table:table-cell table:style-name="ce7" office:value-type="string" calcext:value-type="string">
            <text:p>Nombre total de lots par disposition. 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8">
          <table:table-cell office:value-type="float" office:value="38" calcext:value-type="float">
            <text:p>38</text:p>
          </table:table-cell>
          <table:table-cell office:value-type="string" calcext:value-type="string">
            <text:p>Code type local</text:p>
          </table:table-cell>
          <table:table-cell table:style-name="ce7" office:value-type="string" calcext:value-type="string" table:number-columns-spanned="1" table:number-rows-spanned="2">
            <text:p>1 : maison ; 2 : appartement ; 3 : dépendance (isolée) ; 4 : local industriel et commercial ou assimilé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ype local</text:p>
          </table:table-cell>
          <table:covered-table-cell table:style-name="ce7" office:value-type="string" calcext:value-type="string">
            <text:p>2 : maison ; 2 : appartement ; 3 : dépendance (isolée) ; 4 : local industriel et commercial ou assimilés</text:p>
          </table:covered-table-cell>
          <table:table-cell office:value-type="string" calcext:value-type="string">
            <text:p>VARCHAR</text:p>
          </table:table-cell>
          <table:table-cell table:number-columns-repeated="1020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Identifiant local</text:p>
          </table:table-cell>
          <table:table-cell table:style-name="ce12" office:value-type="string" calcext:value-type="string">
            <text:p>Donnée non restituée en</text:p>
            <text:p>application du décret</text:p>
            <text:p>n° 2018-1350 du</text:p>
            <text:p>28 décembre 2018</text:p>
          </table:table-cell>
          <table:table-cell office:value-type="string" calcext:value-type="string">
            <text:p>NULL</text:p>
          </table:table-cell>
          <table:table-cell table:number-columns-repeated="1020"/>
        </table:table-row>
        <table:table-row table:style-name="ro9">
          <table:table-cell office:value-type="float" office:value="41" calcext:value-type="float">
            <text:p>41</text:p>
          </table:table-cell>
          <table:table-cell office:value-type="string" calcext:value-type="string">
            <text:p>Surface reelle bati</text:p>
          </table:table-cell>
          <table:table-cell table:style-name="ce12" office:value-type="string" calcext:value-type="string">
            <text:p>La surface réelle est la surface</text:p>
            <text:p>mesurée au sol entre les murs</text:p>
            <text:p>ou séparations et arrondie au</text:p>
            <text:p>mètre carré inférieur. Les</text:p>
            <text:p>surfaces des dépendances ne</text:p>
            <text:p>sont pas prises en compte.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0">
          <table:table-cell office:value-type="float" office:value="42" calcext:value-type="float">
            <text:p>42</text:p>
          </table:table-cell>
          <table:table-cell office:value-type="string" calcext:value-type="string">
            <text:p>Nombre pieces principales</text:p>
          </table:table-cell>
          <table:table-cell table:style-name="ce12" office:value-type="string" calcext:value-type="string">
            <text:p><text:span text:style-name="T2">Les cuisines, salles d’eau et</text:span></text:p>
            <text:p><text:span text:style-name="T2">dépendances ne sont pas</text:span></text:p>
            <text:p><text:span text:style-name="T2">prises en compte.</text:span>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Nature culture</text:p>
          </table:table-cell>
          <table:table-cell table:style-name="ce12" office:value-type="string" calcext:value-type="string">
            <text:p><text:span text:style-name="T2">Voir dans le présente</text:span></text:p>
            <text:p><text:span text:style-name="T2">document la table de</text:span></text:p>
            <text:p><text:span text:style-name="T2">références « nature de</text:span></text:p>
            <text:p><text:span text:style-name="T2">Culture »</text:span></text:p>
          </table:table-cell>
          <table:table-cell office:value-type="string" calcext:value-type="string">
            <text:p>VARCHAR</text:p>
          </table:table-cell>
          <table:table-cell table:number-columns-repeated="1020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Nature culture speciale</text:p>
          </table:table-cell>
          <table:table-cell table:style-name="ce12" office:value-type="string" calcext:value-type="string">
            <text:p><text:span text:style-name="T2">Voir dans le présent</text:span></text:p>
            <text:p><text:span text:style-name="T2">document la table de</text:span></text:p>
            <text:p><text:span text:style-name="T2">références « nature de culture</text:span></text:p>
            <text:p><text:span text:style-name="T2">Spéciale »</text:span></text:p>
          </table:table-cell>
          <table:table-cell office:value-type="string" calcext:value-type="string">
            <text:p>VARCHAR</text:p>
          </table:table-cell>
          <table:table-cell table:number-columns-repeated="1020"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Surface terrain</text:p>
          </table:table-cell>
          <table:table-cell table:style-name="ce12" office:value-type="string" calcext:value-type="string">
            <text:p>Contenance du terrain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6">
          <table:table-cell office:value-type="float" office:value="46" calcext:value-type="float">
            <text:p>46</text:p>
          </table:table-cell>
          <table:table-cell office:value-type="string" calcext:value-type="string">
            <text:p>CODREG</text:p>
          </table:table-cell>
          <table:table-cell table:style-name="ce12" office:value-type="string" calcext:value-type="string">
            <text:p>Code qui identifie une rég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  <table:table-cell table:number-columns-repeated="1019"/>
        </table:table-row>
        <table:table-row table:style-name="ro6">
          <table:table-cell office:value-type="float" office:value="47" calcext:value-type="float">
            <text:p>47</text:p>
          </table:table-cell>
          <table:table-cell office:value-type="string" calcext:value-type="string">
            <text:p>REG</text:p>
          </table:table-cell>
          <table:table-cell table:style-name="ce12" office:value-type="string" calcext:value-type="string">
            <text:p>Nom de la région</text:p>
          </table:table-cell>
          <table:table-cell office:value-type="string" calcext:value-type="string">
            <text:p>VARCHAR(50)</text:p>
          </table:table-cell>
          <table:table-cell table:number-columns-repeated="1020"/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string" calcext:value-type="string">
            <text:p>PTOT</text:p>
          </table:table-cell>
          <table:table-cell table:style-name="ce12" office:value-type="string" calcext:value-type="string">
            <text:p>Population totale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1">
          <table:table-cell office:value-type="float" office:value="47" calcext:value-type="float">
            <text:p>47</text:p>
          </table:table-cell>
          <table:table-cell office:value-type="string" calcext:value-type="string">
            <text:p>regrgp_nom</text:p>
          </table:table-cell>
          <table:table-cell/>
          <table:table-cell office:value-type="string" calcext:value-type="string">
            <text:p>VARCHAR(50)</text:p>
          </table:table-cell>
          <table:table-cell office:value-type="string" calcext:value-type="string">
            <text:p>« Province », « Île de France » ou « DOMTOM »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p_nom</text:p>
          </table:table-cell>
          <table:table-cell table:style-name="ce12" office:value-type="string" calcext:value-type="string">
            <text:p>Nom du département</text:p>
          </table:table-cell>
          <table:table-cell office:value-type="string" calcext:value-type="string">
            <text:p>VARCHAR(50)</text:p>
          </table:table-cell>
          <table:table-cell table:number-columns-repeated="1020"/>
        </table:table-row>
        <table:table-row table:style-name="ro6" table:number-rows-repeated="5">
          <table:table-cell table:number-columns-repeated="2"/>
          <table:table-cell table:style-name="ce12"/>
          <table:table-cell table:number-columns-repeated="1021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Tableau1" table:target-range-address="Feuil1.A1:Feuil1.E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2">
      <number:day number:style="long"/>
      <number:text>-</number:text>
      <number:month number:textual="true"/>
      <number:text>-</number:text>
      <number:year/>
    </number:date-style>
    <number:time-style style:name="N141">
      <number:minutes number:style="long"/>
      <number:text>:</number:text>
      <number:seconds number:style="long" number:decimal-places="1"/>
    </number:time-style>
    <number:date-style style:name="N140">
      <number:day number:style="long"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C</meta:initial-creator>
    <meta:creation-date>2020-11-04T08:22:38</meta:creation-date>
    <dc:date>2022-12-01T13:57:12.051590551</dc:date>
    <meta:generator>LibreOffice/7.3.7.2$Linux_X86_64 LibreOffice_project/30$Build-2</meta:generator>
    <meta:editing-duration>PT4H44M57S</meta:editing-duration>
    <meta:editing-cycles>13</meta:editing-cycles>
    <meta:document-statistic meta:table-count="1" meta:cell-count="188" meta:object-count="0"/>
    <meta:user-defined meta:name="AppVersion">16.0300</meta:user-defined>
    <meta:user-defined meta:name="ContentTypeId">0x0101008AB1A93DB10BC84DA226BA0DB42527F5</meta:user-defined>
  </office:meta>
</office:document-meta>
</file>